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a04" officeooo:paragraph-rsid="00078a04"/>
    </style:style>
    <style:style style:name="P2" style:family="paragraph" style:parent-style-name="Preformatted_20_Text">
      <style:text-properties officeooo:rsid="00078a04" officeooo:paragraph-rsid="00078a04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8f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ab使用：</text:p>
      <text:p text:style-name="P1">1. 登录谷歌云盘</text:p>
      <text:p text:style-name="P1"><text:a xlink:type="simple" xlink:href="https://drive.google.com/drive/my-drive" text:style-name="Internet_20_link" text:visited-style-name="Visited_20_Internet_20_Link">https://drive.google.com/drive/my-drive</text:a></text:p>
      <text:p text:style-name="P1">2. 新建-更多-google colabratory</text:p>
      <text:p text:style-name="P1">3. mount挂载谷歌云盘到colab</text:p>
      <text:p text:style-name="P1">4. 具体使用方法类似与jupyter notebook，详情可百度搜索</text:p>
      <text:p text:style-name="P1"/>
      <text:p text:style-name="P1">在colab微调fine-<text:span text:style-name="T1">tune</text:span>模型</text:p>
      <text:p text:style-name="P1"/>
      <text:p text:style-name="P2"><text:span text:style-name="Source_20_Text">python3 object_detection/export_tflite_ssd_graph.py \</text:span></text:p>
      <text:p text:style-name="Preformatted_20_Text"><text:span text:style-name="Source_20_Text"><text:s text:c="2"/>--pipeline_config_path object_detection/samples/configs/ssd_mobilenet_v2_oid_v4.config \</text:span></text:p>
      <text:p text:style-name="Preformatted_20_Text"><text:span text:style-name="Source_20_Text"><text:s text:c="2"/>--trained_checkpoint_prefix /home/kai/Downloads/ssd_mobilenet_v1_coco_2018_01_28(1)/ssd_mobilenet_v1_coco_2018_01_28/model.ckpt \</text:span></text:p>
      <text:p text:style-name="P3"><text:span text:style-name="Source_20_Text"><text:s text:c="2"/>--output_directory exported_model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1:27:52.356156254</meta:creation-date>
    <dc:date>2020-10-09T18:32:30.266624050</dc:date>
    <meta:editing-duration>PT1H43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1" meta:character-count="467" meta:non-whitespace-character-count="448"/>
  </office:meta>
</office:document-meta>
</file>